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T1" style:family="text">
      <style:text-properties fo:color="#ff0000" loext:opacity="100%" style:font-name="Noto Sans Mono CJK JP" fo:font-size="12pt" style:font-size-asian="12pt"/>
    </style:style>
    <style:style style:name="T2" style:family="text">
      <style:text-properties style:font-name="Liberation Sans" fo:font-size="18pt" fo:font-weight="bold" style:font-name-asian="Noto Sans CJK JP" style:font-size-asian="18pt" style:font-weight-asian="bold" style:font-name-complex="TakaoPGothic1" style:font-size-complex="18pt" style:font-weight-complex="bold"/>
    </style:style>
    <style:style style:name="T3" style:family="text">
      <style:text-properties style:font-name="Liberation Sans" fo:font-size="28pt" fo:font-weight="bold" style:font-name-asian="Noto Sans CJK JP" style:font-size-asian="28pt" style:font-weight-asian="bold" style:font-name-complex="TakaoPGothic1" style:font-size-complex="28pt" style:font-weight-complex="bold"/>
    </style:style>
    <style:style style:name="T4" style:family="text">
      <style:text-properties officeooo:rsid="00056a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令和４</text:span>医科通知順序誤り</text:p>
      <text:p text:style-name="Text_20_body"/>
      <text:p text:style-name="P1"><text:span text:style-name="T1">2023-06-05 17:06:15.036 TestParser INFO: test医科通知読み込み</text:span></text:p>
      <text:h text:style-name="Heading_20_1" text:outline-level="1">A101</text:h>
      <text:p text:style-name="P1"><text:span text:style-name="T1">2023-06-05 17:06:15.653 Parser WARNING: 順序誤り: 1_2_1_A101_18_1_1 Token(丸数字, ①, 前月までの６か月間に50人退棟し、入棟時にＦＩＭ運動項目が50点、退棟時に80, 000907838.pdf:34:1426:16, [点だったものが30人、入棟時にＦＩＭ運動項目が40点、退棟時に65点だったものが, 20人とすると、(80-50)× 30＋(65-40)× 20 = 1,400])</text:span></text:p>
      <text:h text:style-name="Heading_20_1" text:outline-level="1">A248</text:h>
      <text:p text:style-name="P1"><text:span text:style-name="T1">2023-06-05 17:06:15.656 Parser WARNING: 順序誤り: 1_2_2_A248_5_2 Token(カナ, イ, 過去６か月以内に精神科受診の既往がある患者, 000907838.pdf:86:3660:14, [])</text:span></text:p>
      <text:p text:style-name="P1"><text:span text:style-name="T1">2023-06-05 17:06:15.668 Parser WARNING: 順序誤り: 1_2_2_A248_5_43 Token(カナ, ロ, 医師が、抑うつ、せん妄、躁状態等、精神状態の異常を認めた患者, 000907838.pdf:86:3661:14, [])</text:span></text:p>
      <text:p text:style-name="P1"><text:span text:style-name="T1">2023-06-05 17:06:15.671 Parser WARNING: 順序誤り: 1_2_2_A248_5_26 Token(カナ, ハ, アルコール中毒を除く急性薬毒物中毒が診断された患者, 000907838.pdf:86:3662:14, [])</text:span></text:p>
      <text:h text:style-name="Heading_20_1" text:outline-level="1">A308</text:h>
      <text:p text:style-name="P1"><text:span text:style-name="T1">2023-06-05 17:06:15.673 Parser WARNING: 順序誤り: 1_2_3_A308_11_2_1 Token(丸数字, ①, 前月までの６か月間に50人退棟し、入棟時にＦＩＭ運動項目が50点、退棟時, 000907838.pdf:105:4365:18, [に80点だったものが30人、入棟時にＦＩＭ運動項目が40点、退棟時に65点だ, ったものが20人とすると、(80-50)× 30＋(65-40)× 20 = 1,400])</text:span></text:p>
      <text:h text:style-name="Heading_20_1" text:outline-level="1">B001<text:span text:style-name="T2">-2-6</text:span></text:h>
      <text:p text:style-name="P1"><text:span text:style-name="T1">2023-06-05 17:06:15.674 Parser WARNING: 順序誤り: 2_1_1_B001-2-6_2_2 Token(カナ, イ, 過去６月以内に精神科受診の既往がある患者, 000907838.pdf:161:6753:13, [])</text:span></text:p>
      <text:p text:style-name="P1"><text:span text:style-name="T1">2023-06-05 17:06:15.675 Parser WARNING: 順序誤り: 2_1_1_B001-2-6_2_43 Token(カナ, ロ, アルコール中毒を除く急性薬毒物中毒が診断された患者, 000907838.pdf:161:6754:14, [])</text:span></text:p>
      <text:h text:style-name="Heading_20_1" text:outline-level="1">D236-2</text:h>
      <text:p text:style-name="P1"><text:span text:style-name="T1">2023-06-05 17:06:15.678 Parser WARNING: 順序誤り: 2_3_3_D236-2_3_2 Token(カナ, イ, 措置入院及び緊急措置入院時の診察, 000907838.pdf:354:15251:18, [])</text:span></text:p>
      <text:p text:style-name="P1"><text:soft-page-break/><text:span text:style-name="T1">2023-06-05 17:06:15.678 Parser WARNING: 順序誤り: 2_3_3_D236-2_3_43 Token(カナ, ロ, 医療保護入院及び応急入院のための移送時の診察, 000907838.pdf:354:15252:18, [])</text:span></text:p>
      <text:p text:style-name="P1"><text:span text:style-name="T1">2023-06-05 17:06:15.680 Parser WARNING: 順序誤り: 2_3_3_D236-2_3_26 Token(カナ, ハ, 精神医療審査会における業務, 000907838.pdf:354:15253:18, [])</text:span></text:p>
      <text:p text:style-name="P1"><text:span text:style-name="T1">2023-06-05 17:06:15.683 Parser WARNING: 順序誤り: 2_3_3_D236-2_3_22 Token(カナ, ニ, 精神科病院への立入検査での診察, 000907838.pdf:354:15254:18, [])</text:span></text:p>
      <text:p text:style-name="P1"><text:span text:style-name="T1">2023-06-05 17:06:15.684 Parser WARNING: 順序誤り: 2_3_3_D236-2_3_30 Token(カナ, ホ, その他都道府県の依頼による公務員としての業務, 000907838.pdf:354:15255:18, [])</text:span></text:p>
      <text:h text:style-name="Heading_20_1" text:outline-level="1">D291-3</text:h>
      <text:p text:style-name="P1"><text:span text:style-name="T1">2023-06-05 17:06:15.685 Parser WARNING: 順序誤り: 2_3_3_D291-3_1 Token(括弧数字, (１), 本節の通則による新生児加算又は乳幼児加算を行う場合には、超音波内視鏡検査加算は、, 000907838.pdf:372:16026:9, [所定点数に含まないものとする。])</text:span></text:p>
      <text:p text:style-name="P1"><text:span text:style-name="T1">2023-06-05 17:06:15.686 Parser WARNING: 順序誤り: 2_3_3_D291-3_4_36 Token(括弧カナ, (ア), 休日加算、時間外加算又は深夜加算が算定できる初診又は再診に引き続き行われた, 000907838.pdf:372:16039:13, [緊急内視鏡検査の場合])</text:span></text:p>
      <text:p text:style-name="P1"><text:span text:style-name="T1">2023-06-05 17:06:15.686 Parser WARNING: 順序誤り: 2_3_3_D291-3_4_1 Token(括弧カナ, (イ), 初診又は再診に引き続いて、内視鏡検査に必要不可欠な検査等を行った後速やかに, 000907838.pdf:372:16041:13, [内視鏡検査（休日に行うもの又はその開始時間（患者に対し直接施療した時をいう。）, が診療時間以外の時間若しくは深夜であるものに限る。）を開始した場合であって、, 当該初診又は再診から内視鏡検査の開始時間までの間が８時間以内である場合（当該, 内視鏡検査の開始時間が入院手続きの後の場合を含む。）])</text:span></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roman" style:font-pitch="variable"/>
    <style:font-face style:name="Noto Serif CJK JP" svg:font-family="'Noto Serif CJK JP'" style:font-family-generic="system" style:font-pitch="variable"/>
    <style:font-face style:name="TakaoPGothic" svg:font-family="TakaoPGothic" style:font-family-generic="swiss"/>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PGothic" style:font-family-complex="TakaoPGoth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PGothic"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 style:font-family-complex="TakaoPGothi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5T17:12:37.954102833</meta:creation-date>
    <dc:date>2023-06-05T17:17:41.135166114</dc:date>
    <meta:editing-duration>PT5M3S</meta:editing-duration>
    <meta:editing-cycles>2</meta:editing-cycles>
    <meta:generator>LibreOffice/7.3.7.2$Linux_X86_64 LibreOffice_project/30$Build-2</meta:generator>
    <meta:document-statistic meta:table-count="0" meta:image-count="0" meta:object-count="0" meta:page-count="2" meta:paragraph-count="23" meta:word-count="994" meta:character-count="2474" meta:non-whitespace-character-count="2307"/>
  </office:meta>
</office:document-meta>
</file>